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2" office:value-type="string" calcext:value-type="string">
            <text:p>Оцен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Были 13.10</text:p>
          </table:table-cell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бубунты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08:42:39.212532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0-17T10:54:09.064458741</dc:date>
    <meta:editing-duration>PT9H56M30S</meta:editing-duration>
    <meta:editing-cycles>3</meta:editing-cycles>
    <meta:generator>LibreOffice/4.2.6.3$Linux_x86 LibreOffice_project/420m0$Build-3</meta:generator>
    <meta:document-statistic meta:table-count="6" meta:cell-count="588" meta:object-count="0"/>
  </office:meta>
</office:document-meta>
</file>